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2">
      <style:paragraph-properties fo:margin-top="0in" fo:margin-bottom="0in"/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1, 2021 (04:35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 - To help you manipulate boolean values, - To practice boolean operators, - To understand the concept of <text:span text:style-name="T1">precedence</text:span>, - To practice simple mental calculations.</text:p>
      <text:h text:style-name="Heading_20_1" text:outline-level="1"><text:bookmark-start text:name="truth-tables"/>Truth Tables<text:bookmark-end text:name="truth-tables"/></text:h>
      <text:list text:style-name="L1">
        <text:list-item>
          <text:p text:style-name="P1">Copy-and-paste the following code into the <text:span text:style-name="NormalTok">Main</text:span> method of a new project:</text:p>
        </text:list-item>
      </text:list>
      <text:p text:style-name="P2">Console.WriteLine("Conjunction (and, &amp;&amp;) truth table:"</text:p>
      <text:p text:style-name="P3">+ "\n\n &amp;&amp; <text:s text:c="2"/>||\t" + true+ "\t| " + false</text:p>
      <text:p text:style-name="P4">+ "\n------||------------|--------"</text:p>
      <text:p text:style-name="P5">+ "\n" + true + " <text:s text:c="1"/>||\t" + (true &amp;&amp; true)+ "\t| " + (true &amp;&amp; false)</text:p>
      <text:p text:style-name="P6">+ "\n" + false+ " ||\t" + (false &amp;&amp; true)+ "\t| " + (false &amp;&amp; false)</text:p>
      <text:p text:style-name="P7">+ "\n\n*-*-*-*-*-*-*-*-*-*-*-*-*-*-*-*-*-*\n");</text:p>
      <text:p text:style-name="P8"/>
      <text:p text:style-name="P9">Console.WriteLine("Negation (not, !) truth table:"</text:p>
      <text:p text:style-name="P10">+ "\n\n value <text:s text:c="2"/>||\t ! \t " </text:p>
      <text:p text:style-name="P11">+ "\n---------||------"</text:p>
      <text:p text:style-name="P12">+ "\n" + true+ "\t ||\t" + false</text:p>
      <text:p text:style-name="P13">+ "\n" + (!true)+ "\t ||\t" + (!false)</text:p>
      <text:p text:style-name="P14">+ "\n\n*-*-*-*-*-*-*-*-*-*-*-*-*-*-*-*-*-*\n");</text:p>
      <text:list text:style-name="L2">
        <text:list-item>
          <text:p text:style-name="P15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5">Make sure you understand both the code and its output.</text:p>
        </text:list-item>
        <text:list-item>
          <text:p text:style-name="P15">Add 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5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1T20:35:46Z</meta:creation-date>
    <dc:date>2021-06-11T20:35:46Z</dc:date>
    <meta:user-defined meta:name="date" meta:value-type="string">June  11, 2021 (04:35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